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5pt" fo:language="fr" fo:country="FR" fo:font-weight="bold" officeooo:rsid="00087827" officeooo:paragraph-rsid="0008782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5pt" fo:language="fr" fo:country="FR" fo:font-weight="bold" officeooo:rsid="00087827" officeooo:paragraph-rsid="000960e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fo:language="fr" fo:country="FR" fo:font-weight="bold" officeooo:rsid="00087827" officeooo:paragraph-rsid="000abbd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fo:language="fr" fo:country="FR" fo:font-weight="bold" officeooo:rsid="00087827" officeooo:paragraph-rsid="000d38c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fo:language="fr" fo:country="FR" fo:font-weight="bold" officeooo:rsid="00087827" officeooo:paragraph-rsid="000c63e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5pt" fo:language="fr" fo:country="FR" fo:font-weight="bold" officeooo:rsid="000e907c" officeooo:paragraph-rsid="000e907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fo:language="fr" fo:country="FR" fo:font-weight="bold" officeooo:rsid="000ec385" officeooo:paragraph-rsid="000ec38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fo:language="fr" fo:country="FR" fo:font-weight="bold" officeooo:rsid="0003e71a" officeooo:paragraph-rsid="0007eb6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 fo:language="fr" fo:country="FR" fo:font-weight="normal" officeooo:rsid="00087827" officeooo:paragraph-rsid="00087827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7.25pt" fo:language="fr" fo:country="FR" fo:font-weight="bold" officeooo:rsid="00087827" officeooo:paragraph-rsid="000abbd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7.25pt" fo:language="fr" fo:country="FR" fo:font-weight="bold" officeooo:rsid="00087827" officeooo:paragraph-rsid="000d38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960e4"/>
    </style:style>
    <style:style style:name="P13" style:family="paragraph" style:parent-style-name="Standard">
      <style:paragraph-properties fo:text-align="start" style:justify-single-word="false"/>
      <style:text-properties officeooo:paragraph-rsid="00087827"/>
    </style:style>
    <style:style style:name="P14" style:family="paragraph" style:parent-style-name="Standard">
      <style:paragraph-properties fo:text-align="start" style:justify-single-word="false"/>
      <style:text-properties officeooo:paragraph-rsid="000abbda"/>
    </style:style>
    <style:style style:name="P15" style:family="paragraph" style:parent-style-name="Standard">
      <style:paragraph-properties fo:text-align="start" style:justify-single-word="false"/>
      <style:text-properties officeooo:paragraph-rsid="000d38c3"/>
    </style:style>
    <style:style style:name="P16" style:family="paragraph" style:parent-style-name="Standard">
      <style:paragraph-properties fo:text-align="start" style:justify-single-word="false"/>
      <style:text-properties officeooo:paragraph-rsid="000e907c"/>
    </style:style>
    <style:style style:name="T1" style:family="text">
      <style:text-properties officeooo:rsid="0007eb6f"/>
    </style:style>
    <style:style style:name="T2" style:family="text">
      <style:text-properties officeooo:rsid="0004dee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9ae72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960e4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54830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abbda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b1fe4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c63e7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ce395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d38c3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d7c00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e907c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ec385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01a23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1501a5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16de26" style:font-size-asian="12.25pt" style:font-weight-asian="normal" style:font-size-complex="14pt" style:font-weight-complex="normal"/>
    </style:style>
    <style:style style:name="T18" style:family="text">
      <style:text-properties fo:font-size="14pt" style:font-size-asian="12.25pt" style:font-size-complex="14pt"/>
    </style:style>
    <style:style style:name="T19" style:family="text">
      <style:text-properties fo:font-size="14pt" officeooo:rsid="00053c35" style:font-size-asian="12.25pt" style:font-size-complex="14pt"/>
    </style:style>
    <style:style style:name="T20" style:family="text">
      <style:text-properties fo:font-size="14pt" officeooo:rsid="0009ae72" style:font-size-asian="12.25pt" style:font-size-complex="14pt"/>
    </style:style>
    <style:style style:name="T21" style:family="text">
      <style:text-properties fo:font-size="14pt" officeooo:rsid="000abbda" style:font-size-asian="12.25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Liberation Serif" fo:font-size="14pt" fo:language="fr" fo:country="FR" fo:font-weight="bold" officeooo:rsid="00053c35" style:font-size-asian="12.25pt" style:font-weight-asian="bold" style:font-size-complex="14pt" style:font-weight-complex="bold"/>
    </style:style>
    <style:style style:name="T24" style:family="text">
      <style:text-properties style:font-name="Liberation Serif" fo:font-size="14pt" fo:language="fr" fo:country="FR" fo:font-weight="bold" officeooo:rsid="000e907c" style:font-size-asian="12.25pt" style:font-weight-asian="bold" style:font-size-complex="14pt" style:font-weight-complex="bold"/>
    </style:style>
    <style:style style:name="T25" style:family="text">
      <style:text-properties style:font-name="Liberation Serif" fo:font-size="14pt" fo:language="fr" fo:country="FR" fo:font-weight="normal" officeooo:rsid="000960e4" style:font-size-asian="12.25pt" style:font-weight-asian="normal" style:font-size-complex="14pt" style:font-weight-complex="normal"/>
    </style:style>
    <style:style style:name="T26" style:family="text">
      <style:text-properties style:font-name="Liberation Serif" fo:font-size="14pt" fo:language="fr" fo:country="FR" fo:font-weight="normal" officeooo:rsid="000abbda" style:font-size-asian="12.25pt" style:font-weight-asian="normal" style:font-size-complex="14pt" style:font-weight-complex="normal"/>
    </style:style>
    <style:style style:name="T27" style:family="text">
      <style:text-properties style:font-name="Liberation Serif" fo:font-size="14pt" fo:language="fr" fo:country="FR" fo:font-weight="normal" officeooo:rsid="000d7c00" style:font-size-asian="12.25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<text:span text:style-name="T1">3</text:span> <text:span text:style-name="T2">compte-rendu</text:span></text:p>
      <text:p text:style-name="P8"/>
      <text:p text:style-name="P8"/>
      <text:p text:style-name="P9"><text:tab/><text:span text:style-name="T22">Le but de cette TP est de représenter des polynomes utilisant les listes doublement chaînées. </text:span></text:p>
      <text:p text:style-name="P9"/>
      <text:p text:style-name="P9"><text:tab/><text:span text:style-name="T19">Cet exercice a été réalisé ayant à la base des fichiers f</text:span><text:span text:style-name="T20">our</text:span><text:span text:style-name="T19">nis par le professeur. C’est notam</text:span><text:span text:style-name="T20">m</text:span><text:span text:style-name="T19">ent cela qui m’a a</text:span><text:span text:style-name="T20">idé à </text:span><text:span text:style-name="T19">résoudre le présent TP. </text:span></text:p>
      <text:p text:style-name="P9"><text:span text:style-name="T19"/></text:p>
      <text:p text:style-name="P1"><text:span text:style-name="T19">Implémentation des listes doublement chaînées</text:span></text:p>
      <text:p text:style-name="P1"><text:span text:style-name="T19"/></text:p>
      <text:p text:style-name="P13"><text:span text:style-name="T23"><text:tab/></text:span><text:span text:style-name="T5">Dans cette partie j’ai </text:span><text:bookmark text:name="spans0e0"/><text:span text:style-name="T5">implémenté </text:span><text:bookmark text:name="spans0e1"/><text:span text:style-name="T5">toutes les opérations demandées aussi les fonctions </text:span><text:bookmark text:name="spans0e2"/><text:span text:style-name="T5">supplémentaires.</text:span></text:p>
      <text:p text:style-name="P1"><text:span text:style-name="T5"><text:tab/>Les difficultés rencontrées sont les suivantes:</text:span></text:p>
      <text:p text:style-name="P1"><text:span text:style-name="T5"><text:tab/><text:tab/>→ Les fonctions <text:s/>liste_inserer() et liste_supprimer();</text:span></text:p>
      <text:p text:style-name="P12"><text:span text:style-name="T25"><text:tab/><text:tab/><text:tab/>⇒ </text:span><text:span text:style-name="T5">J’ai eu besoin d’un certain temps de </text:span><text:bookmark text:name="spans0e01"/><text:span text:style-name="T5">réflexion pour trouver une </text:span><text:bookmark text:name="spans0e11"/><text:span text:style-name="T5">implémentation adéquate, car les listes son doublement chaînes il </text:span><text:bookmark text:name="spans0e21"/><text:span text:style-name="T5">faut faire attention avec les </text:span><text:bookmark text:name="spans0e3"/><text:span text:style-name="T5">accès </text:span><text:span text:style-name="T16">a</text:span><text:span text:style-name="T5"> la structure.</text:span></text:p>
      <text:p text:style-name="P2"><text:span text:style-name="T5"><text:tab/><text:tab/>→ Les fonctions liste_normaliser(); et liste_echanger();</text:span></text:p>
      <text:p text:style-name="P14"><text:span text:style-name="T25"><text:tab/><text:tab/><text:tab/>⇒ </text:span><text:span text:style-name="T9">Au début je n’ai pas copris </text:span><text:bookmark text:name="spans0e02"/><text:span text:style-name="T9">que que c’</text:span><text:bookmark text:name="spans0e12"/><text:span text:style-name="T9">etais demande pour la fonction de normalisation et je n’avais pas une idée comment l’implementer car </text:span><text:bookmark text:name="spans0e22"/><text:span text:style-name="T9">le problème posé c’</text:span><text:bookmark text:name="spans0e31"/><text:span text:style-name="T9">etais </text:span><text:bookmark text:name="spans0e4"/><text:span text:style-name="T9">très </text:span><text:bookmark text:name="spans0e5"/><text:span text:style-name="T9">complexe et difficile. </text:span><text:bookmark text:name="spans1e0"/><text:span text:style-name="T9">Liste echange(); Dans cette </text:span><text:bookmark text:name="spans1e1"/><text:span text:style-name="T9">fonction il fallait utiliser l’</text:span><text:bookmark text:name="spans1e2"/><text:span text:style-name="T9">accès de </text:span><text:bookmark text:name="spans1e3"/><text:span text:style-name="T9">degrés et au coefficient des </text:span><text:bookmark text:name="spans1e4"/><text:span text:style-name="T9">monômes pour créer la fonction d’</text:span><text:bookmark text:name="spans1e5"/><text:span text:style-name="T9">échange aussi la structure de la liste, du coup </text:span><text:bookmark text:name="spans1e6"/><text:span text:style-name="T9">le problème c’</text:span><text:bookmark text:name="spans1e7"/><text:span text:style-name="T9">etais la </text:span><text:bookmark text:name="spans1e8"/><text:span text:style-name="T9">complexité. </text:span></text:p>
      <text:p text:style-name="P5"><text:span text:style-name="T7">Pour </text:span><text:bookmark text:name="spans0e13"/><text:span text:style-name="T7">liste normaliser(); L’ addition des </text:span><text:bookmark text:name="spans0e23"/><text:span text:style-name="T7">monômes utilisant les structure c’</text:span><text:bookmark text:name="spans0e32"/><text:span text:style-name="T7">etais horrible </text:span><text:bookmark text:name="spans0e41"/><text:span text:style-name="T16">j’ai utilisé aussi gdb pour le debbugage</text:span><text:span text:style-name="T7">.<text:line-break/>Au final j’ai eu le bon résultat mais </text:span><text:bookmark text:name="spans1e01"/><text:span text:style-name="T7">ça m’a pris beaucoup du temps </text:span><text:span text:style-name="T16">a résoudre</text:span><text:span text:style-name="T7">.</text:span></text:p>
      <text:p text:style-name="P5"><text:span text:style-name="T7"/></text:p>
      <text:p text:style-name="P10"><text:span text:style-name="T21">Implémentation des polynômes</text:span></text:p>
      <text:p text:style-name="P10"><text:span text:style-name="T7"/></text:p>
      <text:p text:style-name="P14"><text:span text:style-name="T26"><text:tab/></text:span><text:span text:style-name="T11">Dans cette partie il faut implémenter les </text:span><text:bookmark text:name="spans0e03"/><text:span text:style-name="T11">polynômes </text:span><text:bookmark text:name="spans0e14"/><text:span text:style-name="T11">à partir des listes, c’</text:span><text:bookmark text:name="spans0e24"/><text:span text:style-name="T11">etais un </text:span><text:bookmark text:name="spans0e33"/><text:span text:style-name="T11">peu difficile de </text:span><text:bookmark text:name="spans0e42"/><text:span text:style-name="T11">comprendre cette logique car c’est la </text:span><text:bookmark text:name="spans0e51"/><text:span text:style-name="T11">première fois que je l’</text:span><text:bookmark text:name="spans0e6"/><text:span text:style-name="T11">ai vu mais car on a </text:span><text:bookmark text:name="spans0e7"/><text:span text:style-name="T11">faits beaucoup des fonctions sur les listes </text:span><text:bookmark text:name="spans0e8"/><text:span text:style-name="T11">ça n’a pas </text:span><text:bookmark text:name="spans0e9"/><text:span text:style-name="T11">cree des </text:span><text:bookmark text:name="spans0e10"/><text:span text:style-name="T11">problèmes.</text:span></text:p>
      <text:p text:style-name="P10"><text:span text:style-name="T11"/></text:p>
      <text:p text:style-name="P11"><text:span text:style-name="T11"><text:tab/></text:span><text:span text:style-name="T5">Les difficultés rencontrées sont les suivantes:</text:span></text:p>
      <text:p text:style-name="P4"><text:span text:style-name="T5"><text:tab/><text:tab/>→ </text:span><text:span text:style-name="T12">Les fonctions polynome_derive,polynome_multiplication</text:span><text:span text:style-name="T15"> et polynome_addition;</text:span></text:p>
      <text:p text:style-name="P15"><text:span text:style-name="T27"><text:tab/><text:tab/><text:tab/>⇒ </text:span><text:span text:style-name="T15">la difficulté c’</text:span><text:bookmark text:name="spans0e04"/><text:span text:style-name="T15">etais avec la manipulation des </text:span><text:bookmark text:name="spans0e15"/><text:span text:style-name="T15">monômes car il y </text:span><text:bookmark text:name="spans0e25"/><text:span text:style-name="T15">avait beaucoup </text:span><text:bookmark text:name="spans0e34"/><text:span text:style-name="T15">de termes </text:span><text:bookmark text:name="spans0e43"/><text:span text:style-name="T15">à utiliser. Aussi j’ai eu </text:span><text:bookmark text:name="spans1e02"/><text:span text:style-name="T15">une segmentation fault et je ne pouvais pas trouver l’erreur dans la fonction </text:span><text:bookmark text:name="spans1e11"/><text:span text:style-name="T15">polynome_addition </text:span><text:bookmark text:name="spans1e21"/><text:span text:style-name="T15">ça m’a pris beaucoup du temps.</text:span></text:p>
      <text:p text:style-name="P4"><text:span text:style-name="T13"/></text:p>
      <text:p text:style-name="P4"><text:soft-page-break/><text:span text:style-name="T13"/></text:p>
      <text:p text:style-name="P4"><text:span text:style-name="T13"/></text:p>
      <text:p text:style-name="P6"><text:span text:style-name="T18">Conclusion</text:span></text:p>
      <text:p text:style-name="P6"><text:span text:style-name="T18"/></text:p>
      <text:p text:style-name="P16"><text:span text:style-name="T24"><text:tab/></text:span><text:span text:style-name="T14">Dans cet Tp on a </text:span><text:bookmark text:name="spans0e05"/><text:span text:style-name="T14">appliqué beaucoup des techniques qu’on a </text:span><text:bookmark text:name="spans0e16"/><text:span text:style-name="T14">apris </text:span><text:bookmark text:name="spans0e26"/><text:span text:style-name="T14">aux cours, mais il </text:span><text:bookmark text:name="spans0e35"/><text:span text:style-name="T14">etais très difficile </text:span><text:bookmark text:name="spans0e44"/><text:span text:style-name="T14">à </text:span><text:bookmark text:name="spans0e52"/><text:span text:style-name="T14">résoudre car il </text:span><text:bookmark text:name="spans0e61"/><text:span text:style-name="T14">etais complexe et logiquement compliqué.<text:line-break/>Au final j’ai </text:span><text:bookmark text:name="spans1e03"/><text:span text:style-name="T14">obtenu le bon </text:span><text:bookmark text:name="spans1e12"/><text:span text:style-name="T14">résultat sans fuites </text:span><text:bookmark text:name="spans1e22"/><text:span text:style-name="T14">mémoire </text:span><text:span text:style-name="T17">sans warnings</text:span><text:span text:style-name="T14"> et logiquement correc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6:23:36.525872650</meta:creation-date>
    <dc:date>2020-03-19T19:00:22.862727391</dc:date>
    <meta:editing-duration>PT18M57S</meta:editing-duration>
    <meta:editing-cycles>6</meta:editing-cycles>
    <meta:generator>LibreOffice/6.3.4.2$Linux_X86_64 LibreOffice_project/30$Build-2</meta:generator>
    <meta:document-statistic meta:table-count="0" meta:image-count="0" meta:object-count="0" meta:page-count="2" meta:paragraph-count="18" meta:word-count="357" meta:character-count="2298" meta:non-whitespace-character-count="1933"/>
  </office:meta>
</office:document-meta>
</file>